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7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tyle:run-through="foreground" style:vertical-pos="from-top" style:vertical-rel="paragraph" style:horizontal-pos="from-left" style:horizontal-rel="paragraph"/>
    </style:style>
    <style:style style:name="gr5" style:family="graphic">
      <style:graphic-properties draw:marker-start="Arrowheads_20_1" draw:marker-end="" draw:textarea-horizontal-align="center" draw:textarea-vertical-align="middle" style:run-through="foreground"/>
    </style:style>
    <style:style style:name="gr6" style:family="graphic">
      <style:graphic-properties draw:marker-start="Arrowheads_20_1" draw:textarea-horizontal-align="center" draw:textarea-vertical-align="middle" style:run-through="foreground"/>
    </style:style>
    <style:style style:name="gr7" style:family="graphic">
      <style:graphic-properties draw:textarea-horizontal-align="justify" draw:textarea-vertical-align="middle" draw:auto-grow-height="false" style:run-through="foreground"/>
    </style:style>
    <style:style style:name="gr8" style:family="graphic">
      <style:graphic-properties draw:fill="none" draw:textarea-horizontal-align="justify" draw:textarea-vertical-align="middle" draw:auto-grow-height="false" style:run-through="foreground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4" draw:style-name="gr4"><draw:line draw:style-name="gr5" draw:text-style-name="P1" svg:x1="4.1756in" svg:y1="2.2819in" svg:x2="3.6846in" svg:y2="2.2819in"><text:p/></draw:line><draw:line draw:style-name="gr6" draw:text-style-name="P1" svg:x1="4.1756in" svg:y1="2.7665in" svg:x2="3.6846in" svg:y2="2.7665in"><text:p/></draw:line><draw:line draw:style-name="gr6" draw:text-style-name="P1" svg:x1="4.1756in" svg:y1="3.6819in" svg:x2="3.6846in" svg:y2="3.6819in"><text:p/></draw:line><draw:line draw:style-name="gr6" draw:text-style-name="P1" svg:x1="4.1756in" svg:y1="3.2508in" svg:x2="3.6846in" svg:y2="3.2508in"><text:p/></draw:line></draw:g><draw:g text:anchor-type="paragraph" draw:z-index="5" draw:style-name="gr4"><draw:custom-shape draw:style-name="gr7" svg:width="1.2579in" svg:height="0.3795in" svg:x="4.1756in" svg:y="3.5248in"><text:p>Kontroler silnik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svg:width="1.2579in" svg:height="0.3795in" svg:x="4.1756in" svg:y="2.0665in"><text:p>Kontroler silnik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svg:width="1.2579in" svg:height="0.3795in" svg:x="4.1756in" svg:y="2.5657in"><text:p>Kontroler silnik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svg:width="1.2579in" svg:height="0.3795in" svg:x="4.1756in" svg:y="3.0492in"><text:p>Kontroler silnik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6" draw:style-name="gr4"><draw:custom-shape draw:style-name="gr7" svg:width="0.5587in" svg:height="0.3795in" svg:x="5.8575in" svg:y="3.5248in"><text:p>Silni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svg:width="0.5587in" svg:height="0.3795in" svg:x="5.8575in" svg:y="2.0665in"><text:p>Silni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svg:width="0.5587in" svg:height="0.3795in" svg:x="5.8575in" svg:y="2.5657in"><text:p>Silni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svg:width="0.5587in" svg:height="0.3795in" svg:x="5.8575in" svg:y="3.0492in"><text:p>Silni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text:anchor-type="paragraph" draw:z-index="7" draw:style-name="gr8" svg:width="0.4248in" svg:height="0.298in" svg:x="5.4335in" svg:y="2.609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style-name="gr8" svg:width="0.4248in" svg:height="0.298in" svg:x="5.4335in" svg:y="2.11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style-name="gr8" svg:width="0.4248in" svg:height="0.298in" svg:x="5.4335in" svg:y="3.086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style-name="gr8" svg:width="0.4248in" svg:height="0.298in" svg:x="5.4335in" svg:y="3.561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0" draw:style-name="gr1" svg:width="1.6303in" svg:height="1.8378in" svg:x="2.0547in" svg:y="2.0665in"><text:p text:style-name="P1">Kontroler lot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draw:text-style-name="P1" svg:width="1.6303in" svg:height="0.9524in" svg:x="2.0472in" svg:y="0.452in"><text:p text:style-name="P1">Moduł czujników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" draw:style-name="gr2" draw:text-style-name="P1" svg:x1="2.3457in" svg:y1="1.4043in" svg:x2="2.3457in" svg:y2="2.0669in"><text:p/></draw:line><draw:frame text:anchor-type="paragraph" draw:z-index="3" draw:style-name="gr3" svg:width="0.7815in" svg:height="0.2752in" svg:x="2.4425in" svg:y="1.5752in"><draw:text-box><text:p>SPI, I<text:span text:style-name="T1">2</text:span><text:span text:style-name="T2">C</text:span></text:p></draw:text-box></draw:frame><draw:custom-shape text:anchor-type="paragraph" draw:z-index="11" draw:style-name="gr1" svg:width="1.6224in" svg:height="0.5425in" svg:x="-0.2291in" svg:y="2.6626in"><text:p text:style-name="P1">Moduł Komunikacyjn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style-name="gr9" svg:width="0.6622in" svg:height="0.3717in" svg:x="1.3929in" svg:y="2.7437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21:31:26.098562235</meta:creation-date>
    <dc:date>2015-09-15T21:47:03.923191955</dc:date>
    <meta:editing-duration>PT2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